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bfb1"/>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17bfb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Practice</text:p>
      <text:p text:style-name="Text_20_body">Mick Chesterman https://orcid.org/0000-0002-8005-2390</text:p>
      <text:h text:style-name="Heading_20_2" text:outline-level="2"><text:bookmark-start text:name="introduction"/>Introduction<text:bookmark-end text:name="introduction"/></text:h>
      <text:p text:style-name="P2">Key areas of the potential of digital game making are explored in depth in a review by Kafia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a01iosPnxA"/>(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a01iosPnxA"/>. The most prominent learning objective of making games in educational setting is to develop <text:span text:style-name="T1">coding and computing skills</text:span>. There are extensive studies on <text:span text:style-name="T1">game making to learn other subjects</text:span> common subjects include maths, biology and chemistry but diverse examples exist. Game making can also develop social skills, self reflection, cultural awareness and a range of technical abilities that allow participation in information society. Games making involve a systems based understanding of then world, and as games are themselves interactive systems themselve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qyIQp9WJAj"/><text:span text:style-name="T7">(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qyIQp9WJAj"/>.</text:p>
      <text:p text:style-name="Text_20_body">While there has been a large body of research on the value and practice of game making for educational purposes, it is a dynamic landscape which has many areas which <text:span text:style-name="T8">meri</text:span> additional research. New software tools to make games emerge regularly which offer new pedagogical possibilities. Game playing practices and the opportunities provided by participation in wider communities also continue to evolve. For example, casual games played by both adults and children continue to become increasingly available via smart phones and home consoles. The aesthetics of cuteness and nostalgia around such games creates a potential for connection between younger and older players and thus a possible entry point for more casual game players into game making cultures via amateur games publishing websites like itch.io <text:reference-mark-start text:name="ZOTERO_ITEM CSL_CITATION {&quot;citationID&quot;:&quot;zhunukxh&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ezfFbWqnsm"/>(Garda, 2013)<text:reference-mark-end text:name="ZOTERO_ITEM CSL_CITATION {&quot;citationID&quot;:&quot;zhunukxh&quot;,&quot;properties&quot;:{&quot;formattedCitation&quot;:&quot;(Garda, 2013)&quot;,&quot;plainCitation&quot;:&quot;(Garda, 2013)&quot;,&quot;noteIndex&quot;:0},&quot;citationItems&quot;:[{&quot;id&quot;:8404,&quot;uris&quot;:[&quot;http://zotero.org/users/1913249/items/5HLGSCTV&quot;],&quot;uri&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ezfFbWqnsm"/>.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the characteristics as project and in particular game making as an inclusive teaching approach. I then describe two game making tools used in my study before outlining the process of the development of the study and learning design as a design process in partnership with participants. I end with an overview of what I provisionally call the 3M game making learning design and link to the resulting resources for practitioners.</text:p>
      <text:h text:style-name="Heading_20_2" text:outline-level="2"><text:bookmark-start text:name="context"/>Context<text:bookmark-end text:name="context"/></text:h>
      <text:p text:style-name="First_20_paragraph">In the UK 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jbalbgzx&quot;,&quot;properties&quot;:{&quot;formattedCitation&quot;:&quot;(Livingstone and Hope, 2011)&quot;,&quot;plainCitation&quot;:&quot;(Livingstone and Hope, 2011)&quot;,&quot;noteIndex&quot;:0},&quot;citationItems&quot;:[{&quot;id&quot;:3303,&quot;uris&quot;:[&quot;http://zotero.org/users/1913249/items/VBXU3WDU&quot;],&quot;uri&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ei7kvLiP6e"/>(Livingstone and Hope, 2011)<text:reference-mark-end text:name="ZOTERO_ITEM CSL_CITATION {&quot;citationID&quot;:&quot;jbalbgzx&quot;,&quot;properties&quot;:{&quot;formattedCitation&quot;:&quot;(Livingstone and Hope, 2011)&quot;,&quot;plainCitation&quot;:&quot;(Livingstone and Hope, 2011)&quot;,&quot;noteIndex&quot;:0},&quot;citationItems&quot;:[{&quot;id&quot;:3303,&quot;uris&quot;:[&quot;http://zotero.org/users/1913249/items/VBXU3WDU&quot;],&quot;uri&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ei7kvLiP6e"/>. <text:soft-page-break/>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 The After the Reboot report <text:reference-mark-start text:name="ZOTERO_ITEM CSL_CITATION {&quot;citationID&quot;:&quot;yyshtqjr&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6Tux9xsR1W"/>(Waite, 2017)<text:reference-mark-end text:name="ZOTERO_ITEM CSL_CITATION {&quot;citationID&quot;:&quot;yyshtqjr&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6Tux9xsR1W"/>, returned to the subject of game making as a way of increasing engagement in the process of coding. The review highlighted several area of promise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Research by the UK National Literacy Trust <text:reference-mark-start text:name="ZOTERO_ITEM CSL_CITATION {&quot;citationID&quot;:&quot;prwlykv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H1F6IiByp"/>(2020)<text:reference-mark-end text:name="ZOTERO_ITEM CSL_CITATION {&quot;citationID&quot;:&quot;prwlykv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H1F6IiByp"/> of 11-16 year olds found that 96% percent of boys and 65.2% of girls play video games. This study shows that while there is a disparity between genders, game playing is still extremely common. You are unlikely to be part of a household where no games are played. Thus, even if not all young people play games they are extremely likely have knowledge of the conventions and culture of video games. This allows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citationID&quot;:&quot;huhlfeho&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AL5sjZe0F3"/>(Kafai et al., 2017; Kafai and Burke, 2014)<text:reference-mark-end text:name="ZOTERO_ITEM CSL_CITATION {&quot;citationID&quot;:&quot;huhlfeho&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AL5sjZe0F3"/>.</text:p>
      <text:p text:style-name="Text_20_body">A key grassroots group addressing issues of inclusion in UK computing it CAS include which is a working group of teachers and researchers in the field. https://www.casinclude.org/ The Cas Include website include resources created by the network and they have held regular in-person and online events. They promote an inclusive approach to programming by creating projects and using examples which are “real world and culturally relevant”.https://www.casinclude.org/inclusive-resources/programming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issues to include cultural exclusion. Recent studies study the use of games and playful techniques to overcome exclusion from the culture of computing <text:reference-mark-start text:name="ZOTERO_ITEM CSL_CITATION {&quot;citationID&quot;:&quot;jtjhgpgd&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d4AKmFy7J2"/>(Kafai et al., 2017; Kafai and Burke, 2014)<text:reference-mark-end text:name="ZOTERO_ITEM CSL_CITATION {&quot;citationID&quot;:&quot;jtjhgpgd&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d4AKmFy7J2"/>. If students feel excluded from the school cultures then making bridges to home cultures is vital. One way to make those connections to home cultures is to allow for more choice of what can be incorporated into computing projects. 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 These benefits are closely aligned with a teaching framework called Universal Design for <text:soft-page-break/>Learning (UDL). DEVELOP? Certain characteristics of game making as an educational activity align well with inclusive and project-based approaches and can help guide project design. Here ar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mrzpr3bFh"/>(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mrzpr3bFh"/>. Games may allow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ezfxdzbw&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oH1feATiRz"/>(2014)<text:reference-mark-end text:name="ZOTERO_ITEM CSL_CITATION {&quot;citationID&quot;:&quot;ezfxdzbw&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oH1feATiRz"/>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dNPQBR9Z8b"/>(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dNPQBR9Z8b"/> draw on literacy-for-all movements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games returns a high reward for <text:soft-page-break/>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used for my study the characteristics of two tools provided key benefits that supported. This section is necessarily short but a fuller exploration of the pros and cons of game making tools are available as a blog post. https://network23.org/3m-gamemaking/an-overview-of-game-coding-tools/</text:p>
      <text:p text:style-name="Text_20_body">Phaser is a javascript game making library. To teach it I ask learners to code games a web coding environment called a code playground called Glitch.com. Code playgrounds are a tool used by both expert and novice coders to share examples of code that can be edited and preview online. A key feature is the ability to make changes in code and quickly see the new results appear in the live game. The drawback of using real web technology is its complexity. Many mistakes are possible which break the game completely. Luckily Glitch has the ability rewind and undo your changes via an easy to use timeline of your project.</text:p>
      <text:p text:style-name="Text_20_body">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s a fertile research base to jointly create learning activities with a wider potential application. CLARIFY To facilitate this goal I have taken a design-based approach which acknowledges the importance of context in educational research <text:reference-mark-start text:name="ZOTERO_ITEM CSL_CITATION {&quot;citationID&quot;:&quot;vztxzrme&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wj3SxARlE0"/>(Brown, 1992)<text:reference-mark-end text:name="ZOTERO_ITEM CSL_CITATION {&quot;citationID&quot;:&quot;vztxzrme&quot;,&quot;properties&quot;:{&quot;formattedCitation&quot;:&quot;(Brown, 1992)&quot;,&quot;plainCitation&quot;:&quot;(Brown, 1992)&quot;,&quot;noteIndex&quot;:0},&quot;citationItems&quot;:[{&quot;id&quot;:1416,&quot;uris&quot;:[&quot;http://zotero.org/users/1913249/items/Z9ZV6H5T&quot;],&quot;uri&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wj3SxARlE0"/>. Design based research is a varied discipline which can take a multitude of forms <text:reference-mark-start text:name="ZOTERO_ITEM CSL_CITATION {&quot;citationID&quot;:&quot;gbqfqnzh&quot;,&quot;properties&quot;:{&quot;formattedCitation&quot;:&quot;(McKenney and Reeves, 2021)&quot;,&quot;plainCitation&quot;:&quot;(McKenney and Reeves, 2021)&quot;,&quot;noteIndex&quot;:0},&quot;citationItems&quot;:[{&quot;id&quot;:8429,&quot;uris&quot;:[&quot;http://zotero.org/users/1913249/items/IWREULVT&quot;],&quot;uri&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VA1dTYoT9O"/>(McKenney and Reeves, 2021)<text:reference-mark-end text:name="ZOTERO_ITEM CSL_CITATION {&quot;citationID&quot;:&quot;gbqfqnzh&quot;,&quot;properties&quot;:{&quot;formattedCitation&quot;:&quot;(McKenney and Reeves, 2021)&quot;,&quot;plainCitation&quot;:&quot;(McKenney and Reeves, 2021)&quot;,&quot;noteIndex&quot;:0},&quot;citationItems&quot;:[{&quot;id&quot;:8429,&quot;uris&quot;:[&quot;http://zotero.org/users/1913249/items/IWREULVT&quot;],&quot;uri&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VA1dTYoT9O"/>. The core elements include: research as an intervention, iteration, involvement of participants in the evolution of designs, a flexibility of research outcome based on how events unfold <text:reference-mark-start text:name="ZOTERO_ITEM CSL_CITATION {&quot;citationID&quot;:&quot;aipvgrmm&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q5lpxbv5d1"/>(Easterday et al., 2014)<text:reference-mark-end text:name="ZOTERO_ITEM CSL_CITATION {&quot;citationID&quot;:&quot;aipvgrmm&quot;,&quot;properties&quot;:{&quot;formattedCitation&quot;:&quot;(Easterday et al., 2014)&quot;,&quot;plainCitation&quot;:&quot;(Easterday et al., 2014)&quot;,&quot;noteIndex&quot;:0},&quot;citationItems&quot;:[{&quot;id&quot;:8400,&quot;uris&quot;:[&quot;http://zotero.org/users/1913249/items/Q4DDFYFG&quot;],&quot;uri&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q5lpxbv5d1"/>. One of the key motivations of this approach is to produce educational research that has a high utility for practitioners in that it which develops theory that is rooted in contextual practice.</text:p>
      <text:p text:style-name="Text_20_body">Barab and Squire <text:reference-mark-start text:name="ZOTERO_ITEM CSL_CITATION {&quot;citationID&quot;:&quot;epqsitfx&quot;,&quot;properties&quot;:{&quot;formattedCitation&quot;:&quot;(2004)&quot;,&quot;plainCitation&quot;:&quot;(2004)&quot;,&quot;noteIndex&quot;:0},&quot;citationItems&quot;:[{&quot;id&quot;:2424,&quot;uris&quot;:[&quot;http://zotero.org/users/1913249/items/4AWFP7ZD&quot;],&quot;uri&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uRj26HD0u9"/>(2004)<text:reference-mark-end text:name="ZOTERO_ITEM CSL_CITATION {&quot;citationID&quot;:&quot;epqsitfx&quot;,&quot;properties&quot;:{&quot;formattedCitation&quot;:&quot;(2004)&quot;,&quot;plainCitation&quot;:&quot;(2004)&quot;,&quot;noteIndex&quot;:0},&quot;citationItems&quot;:[{&quot;id&quot;:2424,&quot;uris&quot;:[&quot;http://zotero.org/users/1913249/items/4AWFP7ZD&quot;],&quot;uri&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uRj26HD0u9"/> describe the messiness of design 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As this is early presentation of results I try to strike a balance which stays concrete but which also pulls from my <text:soft-page-break/>observations a framework which may translatable in to other game-making and creative project based approache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advance with the goal being to respond to the context of the learning environment.</text:p>
      <text:p text:style-name="Text_20_body">My current game making designs have emerged from several iterations of experimentation. The main experimental team consisted of Home Educating families and local primary schools with Year 6 (10-11 year old) classes.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overview-of-the-3m-game-making-learning-design"/>Overview of The 3M Game Making Learning Design<text:bookmark-end text:name="overview-of-the-3m-game-making-learning-design"/></text:h>
      <text:p text:style-name="First_20_paragraph">The section outlines the main features of the 3M model which comprises of Missions, Maps and Motivational Methods. This learning design could can be applied using any of the software tools above. The resources I have created for MakeCode<text:note text:id="ftn1" text:note-class="footnote"><text:note-citation>1</text:note-citation><text:note-body><text:p text:style-name="Footnote">https://mickfuzz.github.io/makecode-platformer-101/</text:p></text:note-body></text:note> and Phaser<text:note text:id="ftn2" text:note-class="footnote"><text:note-citation>2</text:note-citation><text:note-body><text:p text:style-name="Footnote">https://glitch-game-makers-manual.glitch.me/</text:p></text:note-body></text:note> are free and open source and available online. I invite other educators to adopt this approach and share resources for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text:span text:style-name="T2">???</text:span>). You can find out what kind of game player you are with an online test.<text:note text:id="ftn3" text:note-class="footnote"><text:note-citation>3</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text:soft-page-break/>online.<text:note text:id="ftn4" text:note-class="footnote"><text:note-citation>4</text:note-citation><text:note-body><text:p text:style-name="Footnote">https://mickfuzz.github.io/makecode-platformer-101/missions</text:p></text:note-body></text:note></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ezaviely&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PUvcebGqUE"/>(Lee et al., 2011)<text:reference-mark-end text:name="ZOTERO_ITEM CSL_CITATION {&quot;citationID&quot;:&quot;ezaviely&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PUvcebGqUE"/>. I worked with learners to create a wish list of game features to create a 2D platform game. These features included moving hazards, jumping on enemies, finding a door or flag to progress to the next level. We can describe these features as game design patterns. I developed tutorials to support students implement these patterns and grouped them to aid navigation of the resource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game-design-pattern-as-mission-for-students"/>Game Design Pattern as Mission for Students<text:bookmark-end text:name="game-design-pattern-as-mission-for-students"/></text:h>
      <text:p text:style-name="First_20_paragraph">In my vers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212281395" text:style-name="L1">
        <text:list-item>
          <text:p text:style-name="P3"><text:span text:style-name="T2">Name of Game Design Pattern:</text:span> Jumping on Enemies to Zap them</text:p>
        </text:list-item>
        <text:list-item>
          <text:p text:style-name="P3"><text:span text:style-name="T2">Type Pattern:</text:span> Game Mechanic</text:p>
        </text:list-item>
        <text:list-item>
          <text:p text:style-name="P3"><text:span text:style-name="T2">Description:</text:span> If the player is descending from a jump when they touch the enemy the <text:soft-page-break/>player is zapped and in this case disappears.</text:p>
        </text:list-item>
        <text:list-item>
          <text:p text:style-name="P3"><text:span text:style-name="T2">Need for Pattern:</text:span> Enemies create challenge and being able to jump on an enemy is a good way of clearing the area you want to explore or to be able to jump up to a high platform.</text:p>
        </text:list-item>
        <text:list-item>
          <text:p text:style-name="P3"><text:span text:style-name="T2">Coding Concepts involved:</text:span> Arrays<text:note text:id="ftn5" text:note-class="footnote"><text:note-citation>5</text:note-citation><text:note-body><text:p text:style-name="Footnote">https://mickfuzz.github.io/makecode-platformer-101/learningDimensions#arrays</text:p></text:note-body></text:note>, Change Listener<text:note text:id="ftn6" text:note-class="footnote"><text:note-citation>6</text:note-citation><text:note-body><text:p text:style-name="Footnote">https://mickfuzz.github.io/makecode-platformer-101/learningDimensions#change-listener</text:p></text:note-body></text:note></text:p>
        </text:list-item>
        <text:list-item>
          <text:p text:style-name="P3"><text:span text:style-name="T2">Links to other Computing Patterns:</text:span> Systems Dynamics<text:note text:id="ftn7" text:note-class="footnote"><text:note-citation>7</text:note-citation><text:note-body><text:p text:style-name="Footnote">https://mickfuzz.github.io/makecode-platformer-101/learningDimensions#systems-dynamics</text:p></text:note-body></text:note></text:p>
        </text:list-item>
        <text:list-item>
          <text:p text:style-name="P3"><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citationID&quot;:&quot;fuohxxw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VLwJKXf5R"/>(2013)<text:reference-mark-end text:name="ZOTERO_ITEM CSL_CITATION {&quot;citationID&quot;:&quot;fuohxxw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VLwJKXf5R"/>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352015832160">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352014907936">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35201490888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text:soft-page-break/>Iterative</text:p>
          </table:table-cell>
        </table:table-row>
        <table:table-row table:style-name="TableLine9435201490963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35201491048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352014911520">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352014912432">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35201491339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352014914352">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D&quot;:&quot;rsdpmvse&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H8edOtz3g"/>(Kaloti-Hallak et al., 2015)<text:reference-mark-end text:name="ZOTERO_ITEM CSL_CITATION {&quot;citationID&quot;:&quot;rsdpmvse&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H8edOtz3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xml:id="list2791440396"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pporting-resources"/>Supporting Resources<text:bookmark-end text:name="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P4">MakeCode Arcade Resources</text:p>
      <text:list xml:id="list3707348711" text:style-name="L3">
        <text:list-item>
          <text:p text:style-name="P6">Learners start with a broken game to fix and printable cards offering quick changes to core design patterns. http://tiny.cc/mc-quick-start-cards</text:p>
        </text:list-item>
        <text:list-item>
          <text:p text:style-name="P6">An interactive grid of all design patterns to add - https://mca-platformer-examples.glitch.me/</text:p>
        </text:list-item>
        <text:list-item>
          <text:p text:style-name="P6">Printable online documents which describe game design patterns detail how to implement them. https://mickfuzz.github.io/makecode-platformer-101/gamePatterns<text:line-break/></text:p>
        </text:list-item>
        <text:list-item>
          <text:p text:style-name="P6">A map of learning dimensions learners are likely to encounter when making games. These are grouped as coding concepts, systems patterns and design practices. http://tiny.cc/mc-platformer-tutorial</text:p>
        </text:list-item>
        <text:list-item>
          <text:p text:style-name="P6">To suit learners that like a methodical approach, a step by step tutorial explaining how to build game code from first principles is available.</text:p>
        </text:list-item>
        <text:list-item>
          <text:p text:style-name="P6">A five week course adaptable by teachers contains some of the motivational - https://mickfuzz.github.io/makecode-platformer-101/groupCourse</text:p>
        </text:list-item>
      </text:list>
      <text:p text:style-name="First_20_paragraph">All of the resources above are available and can be contributed to as part of a collaborative <text:soft-page-break/>online documentation repository. https://mickfuzz.github.io/makecode-platformer-101</text:p>
      <text:h text:style-name="Heading_20_3" text:outline-level="3"><text:bookmark-start text:name="phaser-and-glitch.com-resources"/>Phaser and Glitch.com Resources<text:bookmark-end text:name="phaser-and-glitch.com-resources"/></text:h>
      <text:p text:style-name="First_20_paragraph">Similar resources exist for text based coding in Phaser. While targeted at users of the glitch code playground. The resources include:</text:p>
      <text:list xml:id="list4071026683" text:style-name="L4">
        <text:list-item>
          <text:p text:style-name="P7">A splash page for Phaser / Glitch resources. This contains links to print outs, tutorials and activities. https://glitch-game-makers-manual.glitch.me/</text:p>
        </text:list-item>
        <text:list-item>
          <text:p text:style-name="P7">An interactive starting template and grid of game design patterns. https://ggc-examples.glitch.m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 I share my resources freely and invite collaboration educators and researchers in future work.</text:p>
      <text:section text:style-name="Sect1" text:name="ZOTERO_BIBL {&quot;uncited&quot;:[],&quot;omitted&quot;:[],&quot;custom&quot;:[]} CSL_BIBLIOGRAPHY RNDZ7BrrNEb6I">
        <text:p text:style-name="Bibliography_20_1">Barab, S., Squire, K., 2004. Design-Based Research: Putting a Stake in the Ground. Journal of the Learning Sciences 13, 1–14. https://doi.org/10.1207/s15327809jls1301_1</text:p>
        <text:p text:style-name="Bibliography_20_1">Brown, A.L., 1992. Design experiments: Theoretical and methodological challenges in creating complex interventions in classroom settings. The journal of the learning sciences 2, 141–178.</text:p>
        <text:p text:style-name="Bibliography_20_1">Denner, J., Werner, L., Campe, S., Ortiz, E., 2014. Using Game Mechanics to Measure What Students Learn from Programming Games. IJGBL 4, 13–22. https://doi.org/10.4018/ijgbl.2014070102</text:p>
        <text:p text:style-name="Bibliography_20_1">Easterday, M.W., Lewis, D.R., Gerber, E.M., 2014. Design-Based Research Process: Problems, Phases, and Applications.</text:p>
        <text:p text:style-name="Bibliography_20_1">Garda, M.B., 2013. Nostalgia in Retro Game Design., in: DiGRA Conference. Citeseer.</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text:soft-page-break/>https://doi.org/10.1080/00461520.2015.1124022</text:p>
        <text:p text:style-name="Bibliography_20_1">Kaloti-Hallak, F., Armoni, M., Ben-Ari, M. (Moti), 2015. Students’ Attitudes and Motivation During Robotics Activities, in: Proceedings of the Workshop in Primary and Secondary Computing Education. Presented at the WiPSCE ’15: Workshop in Primary and Secondary Computing Education, ACM, London United Kingdom, pp. 102–110. https://doi.org/10.1145/2818314.2818317</text:p>
        <text:p text:style-name="Bibliography_20_1">Lee, I., Martin, F., Denner, J., Coulter, B., Allan, W., Erickson, J., Malyn-Smith, J., Werner, L., 2011. Computational Thinking for Youth in Practice. ACM Inroads 2, 32–37. https://doi.org/10.1145/1929887.1929902</text:p>
        <text:p text:style-name="Bibliography_20_1">Livingstone, I., Hope, A., 2011. Next Gen: Transforming the UK into the world’s leading talent hub for the video games and visual effects industries. National Endowment for Science, Technology and the Arts (NESTA), London, UK.</text:p>
        <text:p text:style-name="Bibliography_20_1">McKenney, S., Reeves, T.C., 2021. Educational design research: Portraying, conducting, and enhancing productive scholarship. Medical Education 55, 82–92. https://doi.org/10.1111/medu.14280</text:p>
        <text:p text:style-name="Bibliography_20_1">Moll, L.C., Amanti, C., Neff, D., Gonzalez, N., 1992. Funds of Knowledge for Teaching: Using a Qualitative Approach to Connect Homes and Classrooms. Theory into Practice 31, 132–141.</text:p>
        <text:p text:style-name="Bibliography_20_1">Petrich, M., Wilkinson, K., Bevan, B., 2013. It looks like fun but are they learning? Design, Make, Play: Growing the Next Generation of STEM Innovators 50.</text:p>
        <text:p text:style-name="Bibliography_20_1">Picton, I., Clark, C., Judge, T., 2020. Video game playing and literacy: a survey of young people aged 11 to 16. National Literacy Trust.</text:p>
        <text:p text:style-name="Bibliography_20_1">Resnick, M., Rusk, N., 2020. Coding at a crossroads. Commun. ACM 63, 120–127. https://doi.org/10.1145/3375546</text:p>
        <text:p text:style-name="Bibliography_20_1">Tekinbaş, K.S., Torres, R., Wolozin, L., Rufo-Tepper, R., Shapiro, A., 2010. Quest to Learn: Developing the School for Digital Kids. The MIT Press, Cambridge, Mass.</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ncy in Practice</dc:title>
    <dc:creator>Mick Chesterman</dc:creator>
    <dc:date>2022-03-24T13:14:36.090244969</dc:date>
    <meta:editing-duration>PT3M18S</meta:editing-duration>
    <meta:editing-cycles>1</meta:editing-cycles>
    <meta:document-statistic meta:table-count="1" meta:image-count="0" meta:object-count="0" meta:page-count="11" meta:paragraph-count="121" meta:word-count="5186" meta:character-count="33860" meta:non-whitespace-character-count="28822"/>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4WkE2IGY"/&gt;&lt;style id="http://www.zotero.org/styles/elsevier-harvard" hasBibliography="1" bibliographyStyleHasBeenSet="1"/&gt;&lt;prefs&gt;&lt;pref name="fieldType" value="ReferenceMark"/&gt;&lt;/prefs&gt;&lt;/data&gt;</meta:user-defined>
  </office:meta>
</office:document-meta>
</file>